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witch</text:p>
          </table:table-cell>
          <table:table-cell table:style-name="ce1" office:value-type="string" calcext:value-type="string">
            <text:p>Vector3</text:p>
          </table:table-cell>
          <table:table-cell table:style-name="ce1" office:value-type="string" calcext:value-type="string">
            <text:p>transform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sult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forward</text:p>
          </table:table-cell>
          <table:table-cell office:value-type="string" calcext:value-type="string">
            <text:p>che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LEF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che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check</text:p>
          </table:table-cell>
          <table:table-cell table:style-name="ce2" office:value-type="string" calcext:value-type="string">
            <text:p>_toRotation = Quaternion.LookRotation(Vector3.left, transform.up); <text:span text:style-name="T1">* always goes to initial RIGHT side of sudokube *</text:span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check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rotates about center (clockwis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check</text:p>
          </table:table-cell>
          <table:table-cell table:style-name="ce2" office:value-type="string" calcext:value-type="string">
            <text:p>_toRotation = Quaternion.LookRotation(Vector3.right, transform.up); <text:span text:style-name="T1">* always goes to initial LEFT side of sudokube. *</text:span>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right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rotates about center (counter clockwise)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8T07:53:16.499000000</meta:creation-date>
    <dc:date>2020-06-08T21:10:28.124000000</dc:date>
    <meta:editing-duration>PT7H55M18S</meta:editing-duration>
    <meta:editing-cycles>2</meta:editing-cycles>
    <meta:generator>LibreOffice/6.4.4.2$Windows_X86_64 LibreOffice_project/3d775be2011f3886db32dfd395a6a6d1ca2630ff</meta:generator>
    <meta:document-statistic meta:table-count="1" meta:cell-count="42" meta:object-count="0"/>
  </office:meta>
</office:document-meta>
</file>